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4fc2" officeooo:paragraph-rsid="00094fc2"/>
    </style:style>
    <style:style style:name="P2" style:family="paragraph" style:parent-style-name="Standard" style:list-style-name="L1">
      <style:text-properties officeooo:rsid="00094fc2" officeooo:paragraph-rsid="00094fc2"/>
    </style:style>
    <style:style style:name="P3" style:family="paragraph" style:parent-style-name="Standard" style:list-style-name="L2">
      <style:text-properties officeooo:rsid="000b23d4" officeooo:paragraph-rsid="000b23d4"/>
    </style:style>
    <style:style style:name="P4" style:family="paragraph" style:parent-style-name="Standard" style:list-style-name="L1">
      <style:text-properties officeooo:paragraph-rsid="00094fc2"/>
    </style:style>
    <style:style style:name="T1" style:family="text">
      <style:text-properties officeooo:rsid="00094fc2"/>
    </style:style>
    <style:style style:name="T2" style:family="text">
      <style:text-properties officeooo:rsid="000b23d4"/>
    </style:style>
    <style:style style:name="T3" style:family="text">
      <style:text-properties officeooo:rsid="000d0326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ma exercise</text:p>
      <text:p text:style-name="P1"/>
      <text:list xml:id="list954874063161777399" text:style-name="L1">
        <text:list-item>
          <text:p text:style-name="P4"><text:span text:style-name="T1">Choose “Bare”; (</text:span><text:span text:style-name="T4">add tei_ prefix</text:span><text:span text:style-name="T1">) click START</text:span></text:p>
        </text:list-item>
        <text:list-item>
          <text:p text:style-name="P2">Change language; click SAVE</text:p>
        </text:list-item>
        <text:list-item>
          <text:p text:style-name="P2">Choose <text:span text:style-name="T3">francais</text:span>; SAVE; choose MODULE tab</text:p>
        </text:list-item>
        <text:list-item>
          <text:p text:style-name="P2">Explain; click on Core (on right)</text:p>
        </text:list-item>
        <text:list-item>
          <text:p text:style-name="P2">Explain; look at an element; choose SCHEMA tab</text:p>
        </text:list-item>
        <text:list-item>
          <text:p text:style-name="P2">GENERATE; click ENREGISTRER</text:p>
        </text:list-item>
      </text:list>
      <text:p text:style-name="P1"/>
      <text:p text:style-name="P1">Return to oxygen</text:p>
      <text:list xml:id="list8466466662041858012" text:style-name="L2">
        <text:list-item>
          <text:p text:style-name="P3">Create new file using schema: <text:s/>show elements available</text:p>
        </text:list-item>
        <text:list-item>
          <text:p text:style-name="P3">Open ODD file; explain</text:p>
        </text:list-item>
        <text:list-item>
          <text:p text:style-name="P3">Generate html doc (Use odd TO XHTML scenario)</text:p>
        </text:list-item>
        <text:list-item>
          <text:p text:style-name="P3">Edit ODD source: add pb and lb</text:p>
        </text:list-item>
        <text:list-item>
          <text:p text:style-name="P3">Generate html and schema again</text:p>
          <text:p text:style-name="P3"/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1:59:34.099918806</meta:creation-date>
    <dc:date>2017-09-23T17:08:01.038605411</dc:date>
    <meta:editing-duration>PT4H22M5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82" meta:character-count="449" meta:non-whitespace-character-count="390"/>
  </office:meta>
</office:document-meta>
</file>